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8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5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7" draw:layer="layout" svg:width="2.413cm" svg:height="0.957cm" svg:x="5.899cm" svg:y="8.679cm">
          <text:p text:style-name="P6"><text:span text:style-name="T3">admin, expert,</text:span></text:p>
          <text:p text:style-name="P6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7" draw:layer="layout" svg:width="4.156cm" svg:height="0.508cm" svg:x="12.084cm" svg:y="4.683cm">
          <text:p text:style-name="P6"><text:span text:style-name="T3">admin, system, expert, pending</text:span></text:p>
        </draw:rect>
        <draw:circle draw:style-name="gr5" draw:text-style-name="P5" xml:id="id1" draw:id="id1" draw:layer="layout" svg:width="0.254cm" svg:height="0.254cm" svg:x="11.407cm" svg:y="3.786cm">
          <text:p/>
        </draw:circle>
        <draw:circle draw:style-name="gr5" draw:text-style-name="P5" xml:id="id3" draw:id="id3" draw:layer="layout" svg:width="0.254cm" svg:height="0.254cm" svg:x="11.407cm" svg:y="3.286cm">
          <text:p/>
        </draw:circle>
        <draw:connector draw:style-name="gr3" draw:text-style-name="P5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5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5" draw:layer="layout" svg:width="19.177cm" svg:height="8.763cm" svg:x="2.651cm" svg:y="11.16cm">
          <text:p text:style-name="P5">Instances</text:p>
        </draw:ellipse>
        <draw:rect draw:style-name="gr2" draw:text-style-name="P9" xml:id="id18" draw:id="id18" draw:layer="layout" svg:width="3.761cm" svg:height="2.118cm" svg:x="14.851cm" svg:y="7.41cm">
          <text:p text:style-name="P8"><text:span text:style-name="T2">value_id</text:span></text:p>
          <text:p text:style-name="P8"><text:span text:style-name="T2">attribute_type_id</text:span></text:p>
          <text:p text:style-name="P8"><text:span text:style-name="T2">code_id</text:span></text:p>
          <text:p text:style-name="P8"><text:span text:style-name="T2">attribute_value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5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5"><text:span text:style-name="T1">Code Table</text:span></text:p>
        </draw:rect>
        <draw:rect draw:style-name="gr1" draw:text-style-name="P2" draw:layer="layout" svg:width="3.761cm" svg:height="0.762cm" svg:x="14.851cm" svg:y="6.648cm">
          <text:p text:style-name="P5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5"><text:span text:style-name="T1">Release Version</text:span></text:p>
        </draw:rect>
        <draw:rect draw:style-name="gr2" draw:text-style-name="P9" xml:id="id29" draw:id="id29" draw:layer="layout" svg:width="4.572cm" svg:height="4.558cm" svg:x="1cm" svg:y="4.062cm">
          <text:p text:style-name="P8"><text:span text:style-name="T2">release_id</text:span></text:p>
          <text:p text:style-name="P8"><text:span text:style-name="T2">major_version_num</text:span></text:p>
          <text:p text:style-name="P8"><text:span text:style-name="T2">minor_version_num</text:span></text:p>
          <text:p text:style-name="P8"><text:span text:style-name="T2">started_date</text:span></text:p>
          <text:p text:style-name="P8"><text:span text:style-name="T2">released_date</text:span></text:p>
          <text:p text:style-name="P8"><text:span text:style-name="T2">retired_date</text:span></text:p>
          <text:p text:style-name="P8"><text:span text:style-name="T2">release_status</text:span></text:p>
          <text:p text:style-name="P8"><text:span text:style-name="T2"/></text:p>
          <text:p text:style-name="P8"><text:span text:style-name="T2"/></text:p>
        </draw:rect>
        <draw:rect draw:style-name="gr2" draw:text-style-name="P9" draw:layer="layout" svg:width="4.621cm" svg:height="4.267cm" svg:x="22.319cm" svg:y="6.163cm">
          <text:p text:style-name="P8"><text:span text:style-name="T2">attribute_comment_id</text:span></text:p>
          <text:p text:style-name="P8"><text:span text:style-name="T2">value_id</text:span></text:p>
          <text:p text:style-name="P8"><text:span text:style-name="T2">user_id</text:span></text:p>
          <text:p text:style-name="P8"><text:span text:style-name="T2">comment_text</text:span></text:p>
          <text:p text:style-name="P8"><text:span text:style-name="T2">entry_date</text:span></text:p>
          <text:p text:style-name="P8"><text:span text:style-name="T2">position_status</text:span></text:p>
        </draw:rect>
        <draw:rect draw:style-name="gr1" draw:text-style-name="P2" draw:layer="layout" svg:width="4.621cm" svg:height="0.762cm" svg:x="22.319cm" svg:y="5.401cm">
          <text:p text:style-name="P5"><text:span text:style-name="T1">Attribute Comment</text:span></text:p>
        </draw:rect>
        <draw:rect draw:style-name="gr2" draw:text-style-name="P9" xml:id="id20" draw:id="id20" draw:layer="layout" svg:width="4.362cm" svg:height="1.702cm" svg:x="7.557cm" svg:y="7.074cm">
          <text:p text:style-name="P8"><text:span text:style-name="T2">code_id</text:span></text:p>
          <text:p text:style-name="P8"><text:span text:style-name="T2">table_id</text:span></text:p>
          <text:p text:style-name="P8"><text:span text:style-name="T2">code_value</text:span></text:p>
          <text:p text:style-name="P8"><text:span text:style-name="T2"/></text:p>
        </draw:rect>
        <draw:rect draw:style-name="gr2" draw:text-style-name="P9" xml:id="id33" draw:id="id33" draw:layer="layout" svg:width="3.675cm" svg:height="1.235cm" svg:x="4.564cm" svg:y="9.798cm">
          <text:p text:style-name="P8"><text:span text:style-name="T2">table_id</text:span></text:p>
          <text:p text:style-name="P8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5"><text:span text:style-name="T1">Attribute Assigned</text:span></text:p>
        </draw:rect>
        <draw:rect draw:style-name="gr2" draw:text-style-name="P9" draw:layer="layout" svg:width="4.572cm" svg:height="3.656cm" svg:x="8.03cm" svg:y="1.789cm">
          <text:p text:style-name="P8"><text:span text:style-name="T2">attribute_assigned_id</text:span></text:p>
          <text:p text:style-name="P8"><text:span text:style-name="T2">attribute_type_id</text:span></text:p>
          <text:p text:style-name="P8"><text:span text:style-name="T2">table_id</text:span></text:p>
          <text:p text:style-name="P8"><text:span text:style-name="T2">display_order</text:span></text:p>
          <text:p text:style-name="P8"><text:span text:style-name="T2">allow_multiple</text:span></text:p>
          <text:p text:style-name="P8"><text:span text:style-name="T2">attribute_status</text:span></text:p>
          <text:p text:style-name="P8"><text:span text:style-name="T2"/></text:p>
          <text:p text:style-name="P8"><text:span text:style-name="T2"/></text:p>
          <text:p text:style-name="P8"><text:span text:style-name="T2"/></text:p>
        </draw:rect>
        <draw:circle draw:style-name="gr5" draw:text-style-name="P5" xml:id="id7" draw:id="id7" draw:layer="layout" svg:width="0.254cm" svg:height="0.254cm" svg:x="7.907cm" svg:y="2.986cm">
          <text:p/>
        </draw:circle>
        <draw:connector draw:style-name="gr3" draw:text-style-name="P5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5" xml:id="id8" draw:id="id8" draw:layer="layout" svg:width="0.254cm" svg:height="0.254cm" svg:x="7.406cm" svg:y="7.785cm">
          <text:p/>
        </draw:circle>
        <draw:connector draw:style-name="gr3" draw:text-style-name="P5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5"><text:span text:style-name="T1">Allowed Value</text:span></text:p>
        </draw:rect>
        <draw:rect draw:style-name="gr2" draw:text-style-name="P9" draw:layer="layout" svg:width="3.81cm" svg:height="2.732cm" svg:x="22.593cm" svg:y="1.824cm">
          <text:p text:style-name="P8"><text:span text:style-name="T2">allowed_value_id</text:span></text:p>
          <text:p text:style-name="P8"><text:span text:style-name="T2">attribute_type_id</text:span></text:p>
          <text:p text:style-name="P8"><text:span text:style-name="T2">saved_value</text:span></text:p>
          <text:p text:style-name="P8"><text:span text:style-name="T2">display_text</text:span></text:p>
          <text:p text:style-name="P8"><text:span text:style-name="T2">display_order</text:span></text:p>
          <text:p text:style-name="P8"><text:span text:style-name="T2"/></text:p>
          <text:p text:style-name="P8"><text:span text:style-name="T2"/></text:p>
        </draw:rect>
        <draw:connector draw:style-name="gr3" draw:text-style-name="P5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5"><text:span text:style-name="T1">Attribute Type</text:span></text:p>
        </draw:rect>
        <draw:rect draw:style-name="gr2" draw:text-style-name="P9" xml:id="id14" draw:id="id14" draw:layer="layout" svg:width="3.599cm" svg:height="4.14cm" svg:x="14.986cm" svg:y="1.813cm">
          <text:p text:style-name="P8"><text:span text:style-name="T2">attribute_type_id</text:span></text:p>
          <text:p text:style-name="P8"><text:span text:style-name="T2">attribute_label</text:span></text:p>
          <text:p text:style-name="P8"><text:span text:style-name="T2">attribute_help</text:span></text:p>
          <text:p text:style-name="P8"><text:span text:style-name="T2">ref_table_id</text:span></text:p>
          <text:p text:style-name="P8"><text:span text:style-name="T2">attribute_format</text:span></text:p>
          <text:p text:style-name="P8"/>
          <text:p text:style-name="P8"><text:span text:style-name="T2"/></text:p>
          <text:p text:style-name="P8"><text:span text:style-name="T2"/></text:p>
        </draw:rect>
        <draw:circle draw:style-name="gr5" draw:text-style-name="P5" xml:id="id10" draw:id="id10" draw:layer="layout" svg:width="0.254cm" svg:height="0.254cm" svg:x="11.506cm" svg:y="2.485cm">
          <text:p/>
        </draw:circle>
        <draw:connector draw:style-name="gr3" draw:text-style-name="P5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5" xml:id="id12" draw:id="id12" draw:layer="layout" svg:width="0.254cm" svg:height="0.254cm" svg:x="22.49cm" svg:y="2.593cm">
          <text:p/>
        </draw:circle>
        <draw:connector draw:style-name="gr3" draw:text-style-name="P5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5" xml:id="id15" draw:id="id15" draw:layer="layout" svg:width="0.254cm" svg:height="0.254cm" svg:x="14.704cm" svg:y="8.583cm">
          <text:p/>
        </draw:circle>
        <draw:circle draw:style-name="gr5" draw:text-style-name="P5" xml:id="id13" draw:id="id13" draw:layer="layout" svg:width="0.254cm" svg:height="0.254cm" svg:x="18.403cm" svg:y="8.082cm">
          <text:p/>
        </draw:circle>
        <draw:connector draw:style-name="gr3" draw:text-style-name="P5" draw:layer="layout" draw:type="curve" svg:x1="18.657cm" svg:y1="8.209cm" svg:x2="18.585cm" svg:y2="3.883cm" draw:start-shape="id13" draw:start-glue-point="1" draw:end-shape="id14" svg:d="M18657 8209c751 0 787-4326-72-4326">
          <text:p/>
        </draw:connector>
        <draw:connector draw:style-name="gr3" draw:text-style-name="P5" draw:layer="layout" draw:type="curve" svg:x1="14.704cm" svg:y1="8.71cm" svg:x2="11.919cm" svg:y2="6.749cm" draw:start-shape="id15" draw:start-glue-point="3" draw:end-shape="id16" draw:end-glue-point="1" svg:d="M14704 8710c-2088 0-696-1961-2785-1961">
          <text:p/>
        </draw:connector>
        <draw:circle draw:style-name="gr5" draw:text-style-name="P5" xml:id="id17" draw:id="id17" draw:layer="layout" svg:width="0.254cm" svg:height="0.254cm" svg:x="22.136cm" svg:y="6.946cm">
          <text:p/>
        </draw:circle>
        <draw:connector draw:style-name="gr3" draw:text-style-name="P5" draw:layer="layout" draw:type="curve" svg:x1="22.136cm" svg:y1="7.073cm" svg:x2="18.612cm" svg:y2="8.469cm" draw:start-shape="id17" draw:start-glue-point="3" draw:end-shape="id18" svg:d="M22136 7073c-2643 0-881 1396-3524 1396">
          <text:p/>
        </draw:connector>
        <draw:rect draw:style-name="gr1" draw:text-style-name="P2" draw:layer="layout" svg:width="4.246cm" svg:height="0.746cm" svg:x="10.47cm" svg:y="12.192cm">
          <text:p text:style-name="P5"><text:span text:style-name="T1">Code Instance</text:span></text:p>
        </draw:rect>
        <draw:rect draw:style-name="gr2" draw:text-style-name="P9" xml:id="id26" draw:id="id26" draw:layer="layout" svg:width="4.246cm" svg:height="6.969cm" svg:x="10.47cm" svg:y="12.954cm">
          <text:p text:style-name="P8"><text:span text:style-name="T2">code_instance_id</text:span></text:p>
          <text:p text:style-name="P8"><text:span text:style-name="T2">code_id</text:span></text:p>
          <text:p text:style-name="P8"><text:span text:style-name="T2">context_id</text:span></text:p>
          <text:p text:style-name="P8"><text:span text:style-name="T2">indicates_table_id</text:span></text:p>
          <text:p text:style-name="P8"><text:span text:style-name="T2">code_label</text:span></text:p>
          <text:p text:style-name="P8"><text:span text:style-name="T2">use_value</text:span></text:p>
          <text:p text:style-name="P8"><text:span text:style-name="T2">code_status</text:span></text:p>
          <text:p text:style-name="P8"><text:span text:style-name="T2">hl7_code_table</text:span></text:p>
          <text:p text:style-name="P8"><text:span text:style-name="T2">table_instance_id</text:span></text:p>
          <text:p text:style-name="P8"><text:span text:style-name="T2">issue_count</text:span></text:p>
          <text:p text:style-name="P8"><text:span text:style-name="T2">inclusion_status</text:span></text:p>
          <text:p text:style-name="P8"><text:span text:style-name="T2"/></text:p>
          <text:p text:style-name="P8"><text:span text:style-name="T2"/></text:p>
          <text:p text:style-name="P8"><text:span text:style-name="T2"/></text:p>
        </draw:rect>
        <draw:circle draw:style-name="gr5" draw:text-style-name="P5" xml:id="id19" draw:id="id19" draw:layer="layout" svg:width="0.254cm" svg:height="0.254cm" svg:x="10.347cm" svg:y="13.643cm">
          <text:p/>
        </draw:circle>
        <draw:connector draw:style-name="gr3" draw:text-style-name="P5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5" xml:id="id21" draw:id="id21" draw:layer="layout" svg:width="0.254cm" svg:height="0.254cm" svg:x="10.347cm" svg:y="14.184cm">
          <text:p/>
        </draw:circle>
        <draw:connector draw:style-name="gr3" draw:text-style-name="P5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5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5"><text:span text:style-name="T1">Code Table Instance</text:span></text:p>
        </draw:rect>
        <draw:rect draw:style-name="gr2" draw:text-style-name="P9" xml:id="id23" draw:id="id23" draw:layer="layout" svg:width="4.594cm" svg:height="5.066cm" svg:x="4.28cm" svg:y="14.349cm">
          <text:p text:style-name="P8"><text:span text:style-name="T2">table_instance_id</text:span></text:p>
          <text:p text:style-name="P8"><text:span text:style-name="T2">table_id</text:span></text:p>
          <text:p text:style-name="P8"><text:span text:style-name="T2">release_id</text:span></text:p>
          <text:p text:style-name="P8"><text:span text:style-name="T2">table_label</text:span></text:p>
          <text:p text:style-name="P8"><text:span text:style-name="T2">issue_count</text:span></text:p>
          <text:p text:style-name="P8"><text:span text:style-name="T2">inclusion_status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>enforce_unique</text:span></text:p>
          <text:p text:style-name="P8"><text:span text:style-name="T2"/></text:p>
        </draw:rect>
        <draw:circle draw:style-name="gr5" draw:text-style-name="P5" xml:id="id22" draw:id="id22" draw:layer="layout" svg:width="0.254cm" svg:height="0.254cm" svg:x="10.347cm" svg:y="16.901cm">
          <text:p/>
        </draw:circle>
        <draw:connector draw:style-name="gr3" draw:text-style-name="P5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9" draw:layer="layout" svg:width="4.418cm" svg:height="3.748cm" svg:x="17.029cm" svg:y="14.651cm">
          <text:p text:style-name="P8"><text:span text:style-name="T2">attribute_instance_id</text:span></text:p>
          <text:p text:style-name="P8"><text:span text:style-name="T2">value_id</text:span></text:p>
          <text:p text:style-name="P8"><text:span text:style-name="T2">code_instance_id</text:span></text:p>
          <text:p text:style-name="P8"><text:span text:style-name="T2">accept_status</text:span></text:p>
          <text:p text:style-name="P8"><text:span text:style-name="T2"/></text:p>
          <text:p text:style-name="P8"><text:span text:style-name="T2"/></text:p>
        </draw:rect>
        <draw:rect draw:style-name="gr1" draw:text-style-name="P2" draw:layer="layout" svg:width="4.418cm" svg:height="0.818cm" svg:x="17.029cm" svg:y="13.889cm">
          <text:p text:style-name="P5"><text:span text:style-name="T1">Attribute Instance</text:span></text:p>
        </draw:rect>
        <draw:circle draw:style-name="gr5" draw:text-style-name="P5" xml:id="id24" draw:id="id24" draw:layer="layout" svg:width="0.254cm" svg:height="0.254cm" svg:x="16.9cm" svg:y="15.36cm">
          <text:p/>
        </draw:circle>
        <draw:connector draw:style-name="gr3" draw:text-style-name="P5" draw:layer="layout" draw:type="curve" svg:x1="16.9cm" svg:y1="15.487cm" svg:x2="16.731cm" svg:y2="9.528cm" draw:start-shape="id24" draw:start-glue-point="3" draw:end-shape="id18" draw:end-glue-point="2" svg:d="M16900 15487c-751 0-627-1522-481-1918s312 333 312-4041">
          <text:p/>
        </draw:connector>
        <draw:circle draw:style-name="gr5" draw:text-style-name="P5" xml:id="id25" draw:id="id25" draw:layer="layout" svg:width="0.254cm" svg:height="0.254cm" svg:x="16.899cm" svg:y="15.837cm">
          <text:p/>
        </draw:circle>
        <draw:connector draw:style-name="gr3" draw:text-style-name="P5" draw:layer="layout" draw:type="curve" svg:x1="16.899cm" svg:y1="15.964cm" svg:x2="14.716cm" svg:y2="16.438cm" draw:start-shape="id25" draw:start-glue-point="3" draw:end-shape="id26" svg:d="M16899 15964c-1636 0-545 474-2183 474">
          <text:p/>
        </draw:connector>
        <draw:rect draw:style-name="gr1" draw:text-style-name="P2" xml:id="id31" draw:id="id31" draw:layer="layout" svg:width="3.192cm" svg:height="0.869cm" svg:x="18.636cm" svg:y="10.291cm">
          <text:p text:style-name="P5"><text:span text:style-name="T1">User</text:span></text:p>
        </draw:rect>
        <draw:circle draw:style-name="gr5" draw:text-style-name="P5" xml:id="id27" draw:id="id27" draw:layer="layout" svg:width="0.254cm" svg:height="0.254cm" svg:x="4.185cm" svg:y="15.116cm">
          <text:p/>
        </draw:circle>
        <draw:connector draw:style-name="gr3" draw:text-style-name="P5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5" xml:id="id28" draw:id="id28" draw:layer="layout" svg:width="0.254cm" svg:height="0.254cm" svg:x="4.184cm" svg:y="15.515cm">
          <text:p/>
        </draw:circle>
        <draw:connector draw:style-name="gr3" draw:text-style-name="P5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5" xml:id="id30" draw:id="id30" draw:layer="layout" svg:width="0.254cm" svg:height="0.254cm" svg:x="22.137cm" svg:y="7.412cm">
          <text:p/>
        </draw:circle>
        <draw:connector draw:style-name="gr3" draw:text-style-name="P5" draw:layer="layout" draw:type="curve" svg:x1="22.137cm" svg:y1="7.539cm" svg:x2="20.232cm" svg:y2="10.291cm" draw:start-shape="id30" draw:start-glue-point="3" draw:end-shape="id31" svg:d="M22137 7539c-1270 0-1905 917-1905 2752">
          <text:p/>
        </draw:connector>
        <draw:rect draw:style-name="gr4" draw:text-style-name="P7" draw:layer="layout" svg:width="2.794cm" svg:height="1.27cm" svg:x="15.537cm" svg:y="4.502cm">
          <text:p text:style-name="P8"><text:span text:style-name="T3">free text, date, </text:span></text:p>
          <text:p text:style-name="P8"><text:span text:style-name="T3">select text, integer, </text:span></text:p>
          <text:p text:style-name="P8"><text:span text:style-name="T3">code master, </text:span></text:p>
          <text:p text:style-name="P8"><text:span text:style-name="T3">code table</text:span></text:p>
        </draw:rect>
        <draw:rect draw:style-name="gr4" draw:text-style-name="P7" draw:layer="layout" svg:width="2.794cm" svg:height="1.27cm" svg:x="10.995cm" svg:y="18.351cm">
          <text:p text:style-name="P8"><text:span text:style-name="T3">include, remove,</text:span></text:p>
          <text:p text:style-name="P8"><text:span text:style-name="T3">proposed include,</text:span></text:p>
          <text:p text:style-name="P8"><text:span text:style-name="T3">proposed remove</text:span></text:p>
        </draw:rect>
        <draw:rect draw:style-name="gr4" draw:text-style-name="P7" draw:layer="layout" svg:width="2.794cm" svg:height="1.27cm" svg:x="4.891cm" svg:y="17.375cm">
          <text:p text:style-name="P8"><text:span text:style-name="T3">include, remove,</text:span></text:p>
          <text:p text:style-name="P8"><text:span text:style-name="T3">proposed include,</text:span></text:p>
          <text:p text:style-name="P8"><text:span text:style-name="T3">proposed remove</text:span></text:p>
        </draw:rect>
        <draw:rect draw:style-name="gr4" draw:text-style-name="P7" draw:layer="layout" svg:width="3.81cm" svg:height="0.508cm" svg:x="8.506cm" svg:y="4.821cm">
          <text:p text:style-name="P8"><text:span text:style-name="T3">required, optional, disabled</text:span></text:p>
        </draw:rect>
        <draw:rect draw:style-name="gr4" draw:text-style-name="P7" draw:layer="layout" svg:width="3.556cm" svg:height="0.762cm" svg:x="1.508cm" svg:y="7.604cm">
          <text:p text:style-name="P8"><text:span text:style-name="T3">proposed, current, </text:span></text:p>
          <text:p text:style-name="P8"><text:span text:style-name="T3">deprecated</text:span></text:p>
        </draw:rect>
        <draw:rect draw:style-name="gr4" draw:text-style-name="P7" draw:layer="layout" svg:width="3.302cm" svg:height="1.016cm" svg:x="22.844cm" svg:y="9.16cm">
          <text:p text:style-name="P8"><text:span text:style-name="T3">for, against, neutral, </text:span></text:p>
          <text:p text:style-name="P8"><text:span text:style-name="T3">research, question,</text:span></text:p>
          <text:p text:style-name="P8"><text:span text:style-name="T3">problem</text:span></text:p>
        </draw:rect>
        <draw:circle draw:style-name="gr5" draw:text-style-name="P5" xml:id="id5" draw:id="id5" draw:layer="layout" svg:width="0.254cm" svg:height="0.254cm" svg:x="14.905cm" svg:y="3.484cm">
          <text:p/>
        </draw:circle>
        <draw:rect draw:style-name="gr4" draw:text-style-name="P7" draw:layer="layout" svg:width="3.048cm" svg:height="1.324cm" svg:x="17.637cm" svg:y="16.821cm">
          <text:p text:style-name="P8"><text:span text:style-name="T3">proposed, confirmed, </text:span></text:p>
          <text:p text:style-name="P8"><text:span text:style-name="T3">opposed, rejected,</text:span></text:p>
          <text:p text:style-name="P8"><text:span text:style-name="T3">research, question,</text:span></text:p>
          <text:p text:style-name="P8"><text:span text:style-name="T3">problem</text:span></text:p>
        </draw:rect>
        <draw:circle draw:style-name="gr5" draw:text-style-name="P5" xml:id="id32" draw:id="id32" draw:layer="layout" svg:width="0.254cm" svg:height="0.254cm" svg:x="4.505cm" svg:y="10.484cm">
          <text:p/>
        </draw:circle>
        <draw:connector draw:style-name="gr3" draw:text-style-name="P5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1$Win32 OpenOffice.org_project/411m6$Build-9775</meta:generator>
    <dc:date>2015-09-14T12:59:25.55</dc:date>
    <dc:creator>Nathan Bunker</dc:creator>
    <meta:editing-duration>P3DT9H18M29S</meta:editing-duration>
    <meta:editing-cycles>20</meta:editing-cycles>
    <meta:printed-by>Nathan Bunker</meta:printed-by>
    <meta:print-date>2014-06-19T14:05:00.83</meta:print-date>
    <meta:document-statistic meta:object-count="79"/>
  </office:meta>
</office:document-meta>
</file>